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wollmux.rdf" manifest:media-type="application/rdf+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6605" officeooo:paragraph-rsid="001c6605"/>
    </style:style>
    <style:style style:name="P2" style:family="paragraph" style:parent-style-name="Footer">
      <style:paragraph-properties fo:text-align="end" style:justify-single-word="false"/>
      <style:text-properties officeooo:rsid="001c6605" officeooo:paragraph-rsid="001c6605"/>
    </style:style>
    <style:style style:name="P3" style:family="paragraph" style:parent-style-name="Standard">
      <style:text-properties officeooo:rsid="00124779" officeooo:paragraph-rsid="00124779"/>
    </style:style>
    <style:style style:name="P4" style:family="paragraph" style:parent-style-name="Standard">
      <style:text-properties officeooo:rsid="00124779" officeooo:paragraph-rsid="0014e4ae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Heading_20_3">
      <style:paragraph-properties fo:break-before="page"/>
    </style:style>
    <style:style style:name="P14" style:family="paragraph" style:parent-style-name="Heading_20_1">
      <style:paragraph-properties fo:break-before="page"/>
    </style:style>
    <style:style style:name="P15" style:family="paragraph" style:parent-style-name="Contents_20_Heading" style:master-page-name="First_20_Page">
      <style:paragraph-properties style:page-number="auto"/>
    </style:style>
    <style:style style:name="T1" style:family="text">
      <style:text-properties officeooo:rsid="0014e4ae"/>
    </style:style>
    <style:style style:name="T2" style:family="text">
      <style:text-properties officeooo:rsid="001d959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5">Inhaltsverzeichnis</text:p>
          </text:index-title>
          <text:p text:style-name="P8"><text:a xlink:type="simple" xlink:href="#__RefHeading___Toc232_1284357284" text:style-name="Index_20_Link" text:visited-style-name="Index_20_Link">Überschrift1<text:tab/>2</text:a></text:p>
          <text:p text:style-name="P6"><text:a xlink:type="simple" xlink:href="#__RefHeading___Toc106_1284357284" text:style-name="Index_20_Link" text:visited-style-name="Index_20_Link">Überschrift2<text:tab/>2</text:a></text:p>
          <text:p text:style-name="P7"><text:a xlink:type="simple" xlink:href="#__RefHeading___Toc108_1284357284" text:style-name="Index_20_Link" text:visited-style-name="Index_20_Link">Überschrift3<text:tab/>2</text:a></text:p>
          <text:p text:style-name="P10"><text:a xlink:type="simple" xlink:href="#__RefHeading___Toc2640_224370332" text:style-name="Index_20_Link" text:visited-style-name="Index_20_Link">Überschrift4<text:tab/>2</text:a></text:p>
          <text:p text:style-name="P9"><text:a xlink:type="simple" xlink:href="#__RefHeading___Toc2642_224370332" text:style-name="Index_20_Link" text:visited-style-name="Index_20_Link">Überschrift5<text:tab/>2</text:a></text:p>
          <text:p text:style-name="P11"><text:a xlink:type="simple" xlink:href="#__RefHeading___Toc2644_224370332" text:style-name="Index_20_Link" text:visited-style-name="Index_20_Link">Überschrift6<text:tab/>2</text:a></text:p>
          <text:p text:style-name="P7"><text:a xlink:type="simple" xlink:href="#__RefHeading___Toc110_1284357284" text:style-name="Index_20_Link" text:visited-style-name="Index_20_Link">Überschrift3<text:tab/>3</text:a></text:p>
          <text:p text:style-name="P6"><text:a xlink:type="simple" xlink:href="#__RefHeading___Toc112_1284357284" text:style-name="Index_20_Link" text:visited-style-name="Index_20_Link">Überschrift2<text:tab/>4</text:a></text:p>
          <text:p text:style-name="P7"><text:a xlink:type="simple" xlink:href="#__RefHeading___Toc114_1284357284" text:style-name="Index_20_Link" text:visited-style-name="Index_20_Link">Überschrift3<text:tab/>4</text:a></text:p>
          <text:p text:style-name="P7"><text:a xlink:type="simple" xlink:href="#__RefHeading___Toc116_1284357284" text:style-name="Index_20_Link" text:visited-style-name="Index_20_Link">Überschrift3<text:tab/>4</text:a></text:p>
          <text:p text:style-name="P8"><text:a xlink:type="simple" xlink:href="#__RefHeading___Toc118_1284357284" text:style-name="Index_20_Link" text:visited-style-name="Index_20_Link">Überschrift1<text:tab/>5</text:a></text:p>
          <text:p text:style-name="P6"><text:a xlink:type="simple" xlink:href="#__RefHeading___Toc120_1284357284" text:style-name="Index_20_Link" text:visited-style-name="Index_20_Link">Überschrift2<text:tab/>5</text:a></text:p>
          <text:p text:style-name="P7"><text:a xlink:type="simple" xlink:href="#__RefHeading___Toc122_1284357284" text:style-name="Index_20_Link" text:visited-style-name="Index_20_Link">Überschrift3<text:tab/>5</text:a></text:p>
          <text:p text:style-name="P6"><text:a xlink:type="simple" xlink:href="#__RefHeading___Toc234_1284357284" text:style-name="Index_20_Link" text:visited-style-name="Index_20_Link">Überschrift2<text:tab/>6</text:a></text:p>
          <text:p text:style-name="P8"><text:a xlink:type="simple" xlink:href="#__RefHeading___Toc126_1284357284" text:style-name="Index_20_Link" text:visited-style-name="Index_20_Link">Überschrift1<text:tab/>7</text:a></text:p>
        </text:index-body>
      </text:table-of-content>
      <text:p text:style-name="Standard"/>
      <text:p text:style-name="P5">Diese Datei wurde mit LibreOffice 5.2.8 Build 118 erstellt.</text:p>
      <text:p text:style-name="P5"/>
      <text:h text:style-name="P14" text:outline-level="1"><text:bookmark-start text:name="__RefHeading___Toc232_1284357284"/>Überschrift1<text:bookmark-end text:name="__RefHeading___Toc232_1284357284"/></text:h>
      <text:h text:style-name="Heading_20_2" text:outline-level="2"><text:bookmark-start text:name="__RefHeading___Toc106_1284357284"/>Überschrift2<text:bookmark-end text:name="__RefHeading___Toc106_1284357284"/></text:h>
      <text:h text:style-name="Heading_20_3" text:outline-level="3"><text:bookmark-start text:name="__RefHeading___Toc108_1284357284"/>Überschrift3<text:bookmark-end text:name="__RefHeading___Toc108_1284357284"/></text:h>
      <text:h text:style-name="Heading_20_4" text:outline-level="4"><text:bookmark-start text:name="__RefHeading___Toc2640_224370332"/>Überschrift<text:span text:style-name="T1">4</text:span><text:bookmark-end text:name="__RefHeading___Toc2640_224370332"/></text:h>
      <text:h text:style-name="Heading_20_5" text:outline-level="5"><text:bookmark-start text:name="__RefHeading___Toc2642_224370332"/>Überschrift<text:span text:style-name="T1">5</text:span><text:bookmark-end text:name="__RefHeading___Toc2642_224370332"/></text:h>
      <text:h text:style-name="Heading_20_6" text:outline-level="6"><text:bookmark-start text:name="__RefHeading___Toc2644_224370332"/>Überschrift<text:span text:style-name="T1">6</text:span><text:bookmark-end text:name="__RefHeading___Toc2644_224370332"/></text:h>
      <text:p text:style-name="P4">Textkörper</text:p>
      <text:p text:style-name="Standard"/>
      <text:h text:style-name="P13" text:outline-level="3"><text:bookmark-start text:name="__RefHeading___Toc110_1284357284"/>Überschrift3<text:bookmark-end text:name="__RefHeading___Toc110_1284357284"/></text:h>
      <text:p text:style-name="P3">Textkörper</text:p>
      <text:p text:style-name="Standard"/>
      <text:h text:style-name="P12" text:outline-level="2"><text:bookmark-start text:name="__RefHeading___Toc112_1284357284"/>Überschrift2<text:bookmark-end text:name="__RefHeading___Toc112_1284357284"/></text:h>
      <text:h text:style-name="Heading_20_3" text:outline-level="3"><text:bookmark-start text:name="__RefHeading___Toc114_1284357284"/>Überschrift3<text:bookmark-end text:name="__RefHeading___Toc114_1284357284"/></text:h>
      <text:p text:style-name="P3">Textkörper</text:p>
      <text:h text:style-name="Heading_20_3" text:outline-level="3"><text:bookmark-start text:name="__RefHeading___Toc116_1284357284"/>Überschrift3<text:bookmark-end text:name="__RefHeading___Toc116_1284357284"/></text:h>
      <text:p text:style-name="P3">Textkörper</text:p>
      <text:p text:style-name="Standard"/>
      <text:h text:style-name="P14" text:outline-level="1"><text:bookmark-start text:name="__RefHeading___Toc118_1284357284"/>Überschrift1<text:bookmark-end text:name="__RefHeading___Toc118_1284357284"/></text:h>
      <text:h text:style-name="Heading_20_2" text:outline-level="2"><text:bookmark-start text:name="__RefHeading___Toc120_1284357284"/>Überschrift2<text:bookmark-end text:name="__RefHeading___Toc120_1284357284"/></text:h>
      <text:h text:style-name="Heading_20_3" text:outline-level="3"><text:bookmark-start text:name="__RefHeading___Toc122_1284357284"/>Überschrift3<text:bookmark-end text:name="__RefHeading___Toc122_1284357284"/></text:h>
      <text:p text:style-name="P3">Textkörper</text:p>
      <text:p text:style-name="Standard"/>
      <text:h text:style-name="P12" text:outline-level="2"><text:bookmark-start text:name="__RefHeading___Toc234_1284357284"/>Überschrift2<text:bookmark-end text:name="__RefHeading___Toc234_1284357284"/></text:h>
      <text:p text:style-name="Standard"/>
      <text:h text:style-name="P14" text:outline-level="1"><text:bookmark-start text:name="__RefHeading___Toc126_1284357284"/>Überschrift<text:span text:style-name="T2">1</text:span><text:bookmark-end text:name="__RefHeading___Toc126_1284357284"/></text:h>
      <text:p text:style-name="P3">Textkörper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6605" officeooo:paragraph-rsid="001c6605"/>
    </style:style>
    <style:style style:name="MP2" style:family="paragraph" style:parent-style-name="Footer">
      <style:paragraph-properties fo:text-align="end" style:justify-single-word="false"/>
      <style:text-properties officeooo:rsid="001c6605" officeooo:paragraph-rsid="001c66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eite <text:page-number text:select-page="current">2</text:page-number> von <text:page-count>7</text:page-count></text:p>
      </style:header>
      <style:footer>
        <text:p text:style-name="MP2">Seite <text:page-number text:select-page="current">2</text:page-number> von <text:page-count>7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08:08:32.969153477</meta:creation-date>
    <meta:editing-duration>PT45S</meta:editing-duration>
    <meta:editing-cycles>2</meta:editing-cycles>
    <meta:generator>LibreOffice/5.2.8.0.0$Linux_x86 LibreOffice_project/40d92a4fb6f9e1c835489ae5733b68ab2d303297</meta:generator>
    <dc:date>2018-04-13T08:09:15.583288599</dc:date>
    <meta:document-statistic meta:table-count="0" meta:image-count="0" meta:object-count="0" meta:page-count="7" meta:paragraph-count="40" meta:word-count="69" meta:character-count="553" meta:non-whitespace-character-count="524"/>
  </office:meta>
</office:document-meta>
</file>